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42:.D42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20.5" calcext:value-type="float">
            <text:p>20.5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2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22.99</text:p>
          </table:table-cell>
          <table:table-cell table:formula="of:=PRODUCT([.C47:.D47])" office:value-type="float" office:value="22.99" calcext:value-type="float">
            <text:p>22.99</text:p>
          </table:table-cell>
          <table:table-cell office:value-type="string" calcext:value-type="string">
            <text:p><text:a xlink:href="https://www.digikey.com/en/products/detail/dantona-industries,-inc./UL1865K-26/13692690" xlink:type="simple">https://www.digikey.com/en/products/detail/dantona-industries,-inc./UL1865K-26/13692690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.21" calcext:value-type="float">
            <text:p>27.21</text:p>
          </table:table-cell>
          <table:table-cell table:formula="of:=PRODUCT([.C51:.D51])" office:value-type="float" office:value="27.21" calcext:value-type="float">
            <text:p>27.21</text:p>
          </table:table-cell>
          <table:table-cell office:value-type="string" calcext:value-type="string">
            <text:p><text:a xlink:href="https://www.digikey.com/en/products/detail/mg-chemicals/8329TCS-6ML/6035512" xlink:type="simple">https://www.digikey.com/en/products/detail/mg-chemicals/8329TCS-6ML/6035512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93.67" calcext:value-type="float">
            <text:p>193.67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8:41:25.821809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3-01T18:42:55.573538179</dc:date>
    <meta:editing-duration>PT16H13M41S</meta:editing-duration>
    <meta:editing-cycles>37</meta:editing-cycles>
    <meta:document-statistic meta:table-count="1" meta:cell-count="275" meta:object-count="0"/>
  </office:meta>
</office:document-meta>
</file>